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fixed">
      <style:text-properties fo:font-style="italic" style:font-style-asian="italic" style:font-style-complex="italic"/>
    </style:style>
    <style:style style:name="P12" style:family="paragraph" style:parent-style-name="fixed">
      <style:text-properties fo:font-style="normal" style:font-style-asian="normal" style:font-style-complex="normal"/>
    </style:style>
    <style:style style:name="P13" style:family="paragraph" style:parent-style-name="fixed">
      <style:text-properties fo:font-weight="bold" style:font-weight-asian="bold" style:font-weight-complex="bold"/>
    </style:style>
    <style:style style:name="P14" style:family="paragraph" style:parent-style-name="fixed">
      <style:text-properties fo:font-weight="normal" style:font-weight-asian="normal" style:font-weight-complex="normal"/>
    </style:style>
    <style:style style:name="P15" style:family="paragraph" style:parent-style-name="Text_20_body_20_with_20_1st_20_line_20_indent">
      <style:paragraph-properties fo:margin-left="0.4925in" fo:margin-right="0in" fo:text-indent="0in" style:auto-text-indent="true"/>
    </style:style>
    <style:style style:name="P16" style:family="paragraph" style:parent-style-name="fixed">
      <style:paragraph-properties fo:margin-left="0.4925in" fo:margin-right="0in" fo:text-indent="0in" style:auto-text-indent="true"/>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5">
      <style:paragraph-properties>
        <style:tab-stops>
          <style:tab-stop style:position="6.139in"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Heading_20_2" style:list-style-nam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Text_20_body_20_with_20_1st_20_line_20_indent">
      <style:text-properties officeooo:paragraph-rsid="000a4c25"/>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weight="bold" style:font-weight-asian="bold" style:font-weight-complex="bold"/>
    </style:style>
    <style:style style:name="P31"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officeooo:rsid="0003f660"/>
    </style:style>
    <style:style style:name="T13" style:family="text">
      <style:text-properties officeooo:rsid="0004176b"/>
    </style:style>
    <style:style style:name="T14" style:family="text">
      <style:text-properties officeooo:rsid="00042f50"/>
    </style:style>
    <style:style style:name="T15" style:family="text">
      <style:text-properties officeooo:rsid="00065bf3"/>
    </style:style>
    <style:style style:name="T16" style:family="text">
      <style:text-properties officeooo:rsid="00088531"/>
    </style:style>
    <style:style style:name="T17" style:family="text">
      <style:text-properties officeooo:rsid="0008eb32"/>
    </style:style>
    <style:style style:name="T18" style:family="text">
      <style:text-properties officeooo:rsid="000a5e60"/>
    </style:style>
    <style:style style:name="T19" style:family="text">
      <style:text-properties officeooo:rsid="000bfa2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text:span text:style-name="T14">2</text:span>.0.0</text:p>
      <text:p text:style-name="P1">Joshua Shepard</text:p>
      <text:p text:style-name="P1"><text:a xlink:type="simple" xlink:href="mailto:josh.shepard@gmail.com">josh.shepard@gmail.com</text:a></text:p>
      <text:p text:style-name="P1"><text:date style:data-style-name="N37" text:date-value="2011-03-28T18:54:56.96" text:fixed="true">03/28/11</text:date></text:p>
      <text:p text:style-name="P1"/>
      <text:h text:style-name="P2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he Deva Programming Language<text:tab/>1</text:p>
          <text:p text:style-name="P18">Summary<text:tab/>1</text:p>
          <text:p text:style-name="P18">1 Introduction<text:tab/>4</text:p>
          <text:p text:style-name="P18">2 Environment and Modules<text:tab/>4</text:p>
          <text:p text:style-name="P18">3 Types and Scopes<text:tab/>5</text:p>
          <text:p text:style-name="P19">3.1 The 'local' keyword<text:tab/>6</text:p>
          <text:p text:style-name="P19">3.2 'Built-in' functions<text:tab/>6</text:p>
          <text:p text:style-name="P18">4 Language Specification<text:tab/>7</text:p>
          <text:p text:style-name="P19">4.1 Lexical conventions<text:tab/>7</text:p>
          <text:p text:style-name="P19">4.2 Statements<text:tab/>7</text:p>
          <text:p text:style-name="P20">4.2.1 Compound statements<text:tab/>7</text:p>
          <text:p text:style-name="P20">4.2.2 Assignment statements<text:tab/>7</text:p>
          <text:p text:style-name="P20">4.2.3 Control structures<text:tab/>8</text:p>
          <text:p text:style-name="P20">4.2.4 Function calls as statements<text:tab/>8</text:p>
          <text:p text:style-name="P19">4.3 Expressions<text:tab/>8</text:p>
          <text:p text:style-name="P20">4.3.1 Basic expressions<text:tab/>8</text:p>
          <text:p text:style-name="P20">4.3.2 Arithmetic expressions<text:tab/>9</text:p>
          <text:p text:style-name="P20">4.3.3 Logical expressions<text:tab/>9</text:p>
          <text:p text:style-name="P20">4.3.4 Collection constructors<text:tab/>9</text:p>
          <text:p text:style-name="P20">4.3.5 Collection indexers<text:tab/>9</text:p>
          <text:p text:style-name="P21">4.3.5.1 Slice notation<text:tab/>10</text:p>
          <text:p text:style-name="P20">4.3.6 Function calls<text:tab/>10</text:p>
          <text:p text:style-name="P20">4.3.7 Instance constructors<text:tab/>10</text:p>
          <text:p text:style-name="P19">4.4 Function definitions<text:tab/>11</text:p>
          <text:p text:style-name="P19">4.5 Class definitions<text:tab/>11</text:p>
          <text:p text:style-name="P18">5 Classes and instances<text:tab/>12</text:p>
          <text:p text:style-name="P19">5.1 Basic structure<text:tab/>12</text:p>
          <text:p text:style-name="P19">5.2 Inheritance<text:tab/>12</text:p>
          <text:p text:style-name="P19">5.3 Construction and the 'new' method<text:tab/>12</text:p>
          <text:p text:style-name="P19">5.4 Destruction and the 'delete' method<text:tab/>13</text:p>
          <text:p text:style-name="P19">5.5 Methods and the 'self' parameter<text:tab/>13</text:p>
          <text:p text:style-name="P19">5.6 Special methods<text:tab/>13</text:p>
          <text:p text:style-name="P20">5.6.1 The 'enumeration interface'<text:tab/>13</text:p>
          <text:p text:style-name="P20">5.6.2 'repr' and 'str'<text:tab/>14</text:p>
          <text:p text:style-name="P18">6 Built-in functions, methods and modules<text:tab/>15</text:p>
          <text:p text:style-name="P19">6.1 Built-in functions<text:tab/>15</text:p>
          <text:p text:style-name="P19">6.2 Map built-in methods<text:tab/>18</text:p>
          <text:p text:style-name="P19">6.3 Vector built-in methods<text:tab/>19</text:p>
          <text:p text:style-name="P19">6.4 String built-in methods<text:tab/>22</text:p>
          <text:p text:style-name="P19">6.5 Built-in module bit<text:tab/>25</text:p>
          <text:p text:style-name="P19">6.6 Built-in module math<text:tab/>26</text:p>
          <text:p text:style-name="P19">6.7 Built-in module os<text:tab/>27</text:p>
          <text:p text:style-name="P19">6.8 Built-in module _re<text:tab/>29</text:p>
          <text:p text:style-name="P18">7 Provided modules<text:tab/>30</text:p>
          <text:p text:style-name="P19">7.1 Module re<text:tab/>31</text:p>
          <text:p text:style-name="P19"><text:soft-page-break/>7.2 Module glob<text:tab/>31</text:p>
          <text:p text:style-name="P18">8 Sample deva code<text:tab/>32</text:p>
          <text:p text:style-name="P19">8.1 bubble sort<text:tab/>32</text:p>
          <text:p text:style-name="P19">8.2 default parameters<text:tab/>33</text:p>
          <text:p text:style-name="P19">8.3 import<text:tab/>33</text:p>
          <text:p text:style-name="P19">8.4 eval – running code dynamically<text:tab/>34</text:p>
          <text:p text:style-name="P19">8.5 Classes, instances, constructors and inheritance<text:tab/>34</text:p>
          <text:p text:style-name="P19">8.6 Factorial examples<text:tab/>35</text:p>
          <text:p text:style-name="P18">9 Embedding deva<text:tab/>36</text:p>
        </text:index-body>
      </text:table-of-content>
      <text:h text:style-name="P24" text:outline-level="2"/>
      <text:h text:style-name="P2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19">(eval() produces and returns an “anonymous module”, which can be assigned to a variable so that objects defined in it can be accessed later).</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text:span><text:soft-page-break/><text:span text:style-name="T4">unaffected. For instance:</text:span></text:p>
      <text:p text:style-name="P12">def foo( v )</text:p>
      <text:p text:style-name="P12">{</text:p>
      <text:p text:style-name="P12"><text:s text:c="4"/># this appends the number 100 to vector 'v'</text:p>
      <text:p text:style-name="P12"><text:tab/>v.append( 100 );</text:p>
      <text:p text:style-name="P12"><text:tab/># the parameter 'v' is now a new, empty vector</text:p>
      <text:p text:style-name="P12"><text:tab/>v = [];</text:p>
      <text:p text:style-name="P12">}</text:p>
      <text:p text:style-name="P12"/>
      <text:p text:style-name="P12">x = [0,1,2,3];</text:p>
      <text:p text:style-name="P12">foo( x );</text:p>
      <text:p text:style-name="P12"># the vector x now contains [1,2,3,100], as only the *parameter* in the </text:p>
      <text:p text:style-name="P12">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12">return</text:p>
      <text:p text:style-name="fixed"><text:span text:style-name="T4">return '</text:span><text:span text:style-name="T1">value'</text:span></text:p>
      <text:p text:style-name="P12">break</text:p>
      <text:p text:style-name="P12">continue</text:p>
      <text:p text:style-name="fixed"><text:span text:style-name="T4">import </text:span><text:span text:style-name="T1">'path'</text:span></text:p>
      <text:p text:style-name="P12"/>
      <text:h text:style-name="P31" text:outline-level="4">4.2.4 Function calls as statements</text:h>
      <text:p text:style-name="P6">Function call expressions like 'foo();' can stand alone as statements, as they have potential side effects. Any return value is lost.</text:p>
      <text:h text:style-name="P29" text:outline-level="3">4.3 Expressions</text:h>
      <text:h text:style-name="P31" text:outline-level="4">4.3.1 Basic expressions</text:h>
      <text:p text:style-name="P6">Basic expressions are:</text:p>
      <text:p text:style-name="P6"/>
      <text:p text:style-name="fixed"><text:span text:style-name="T4">( </text:span><text:span text:style-name="T1">'exp'</text:span><text:span text:style-name="T4"> )</text:span></text:p>
      <text:p text:style-name="P11">identifier</text:p>
      <text:p text:style-name="P11"><text:soft-page-break/>numerical constant</text:p>
      <text:p text:style-name="P11">boolean</text:p>
      <text:p text:style-name="P11">null</text:p>
      <text:p text:style-name="P11">string literal</text:p>
      <text:p text:style-name="P12"/>
      <text:h text:style-name="P31"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1"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31" text:outline-level="4">4.3.4 Collection constructors</text:h>
      <text:p text:style-name="P6">Maps and vectors must be created before they are used, unlike simple value types. The syntax for this is:</text:p>
      <text:p text:style-name="P6"/>
      <text:p text:style-name="P12">[ 'items' ];</text:p>
      <text:p text:style-name="P11">'map-name'<text:span text:style-name="T4"> = {};</text:span></text:p>
      <text:p text:style-name="P12"/>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1"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4"> side of an assignment. (With strings this is not </text:span><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1"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1" text:outline-level="4"><text:soft-page-break/>4.3.7 Instance constructors</text:h>
      <text:p text:style-name="P6">Instances of classes (commonly called “objects”) are created using the syntax:</text:p>
      <text:p text:style-name="P6"/>
      <text:p text:style-name="P11">'instance-name'<text:span text:style-name="T4"> = new </text:span>'class-name'<text:span text:style-name="T4"> ( </text:span>'parameter-list'<text:span text:style-name="T4"> )</text:span></text:p>
      <text:p text:style-name="P12"/>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12"/>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2"/>
      <text:p text:style-name="P11">'param-name'<text:span text:style-name="T4"> = </text:span>'value'</text:p>
      <text:p text:style-name="P11"/>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12">{</text:p>
      <text:p text:style-name="P11">method-definitions</text:p>
      <text:p text:style-name="P12">}</text:p>
      <text:p text:style-name="P12"><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5"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3"/>
      <text:p text:style-name="P13">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3">name( obj )</text:p>
      <text:p text:style-name="Text_20_body_20_with_20_1st_20_line_20_indent">Returns the name of the variable 'obj' as a string.</text:p>
      <text:p text:style-name="Text_20_body_20_with_20_1st_20_line_20_indent"/>
      <text:p text:style-name="P13">type( obj )</text:p>
      <text:p text:style-name="Text_20_body_20_with_20_1st_20_line_20_indent">Returns a string representing the type of the variable 'obj' (e.g. vector).</text:p>
      <text:p text:style-name="Text_20_body_20_with_20_1st_20_line_20_indent"/>
      <text:p text:style-name="P13">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3">chr( num )</text:p>
      <text:p text:style-name="Text_20_body_20_with_20_1st_20_line_20_indent">Converts the given numerical value to a single-character string and returns it.</text:p>
      <text:p text:style-name="Text_20_body_20_with_20_1st_20_line_20_indent"><text:soft-page-break/></text:p>
      <text:p text:style-name="P13">num( o )</text:p>
      <text:p text:style-name="Text_20_body_20_with_20_1st_20_line_20_indent">Converts the given object into a number and returns it. Will fail if 'o' is a vector, map, class or instance object.</text:p>
      <text:p text:style-name="Text_20_body_20_with_20_1st_20_line_20_indent"/>
      <text:p text:style-name="P13">append( vec, value )</text:p>
      <text:p text:style-name="Text_20_body_20_with_20_1st_20_line_20_indent">Takes a vector object 'vec' and appends the object 'value' to it. No return value.</text:p>
      <text:p text:style-name="Text_20_body_20_with_20_1st_20_line_20_indent"/>
      <text:p text:style-name="P13">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3">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3">eval( s )</text:p>
      <text:p text:style-name="P28">Takes a string that contains deva code and executes it. <text:span text:style-name="T17">Returns the code module (“anonymous module”) that was generated.</text:span></text:p>
      <text:p text:style-name="Text_20_body_20_with_20_1st_20_line_20_indent"/>
      <text:p text:style-name="P13">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3">close( file )</text:p>
      <text:p text:style-name="Text_20_body_20_with_20_1st_20_line_20_indent">Close the file associated with the given file handle.</text:p>
      <text:p text:style-name="Text_20_body_20_with_20_1st_20_line_20_indent"/>
      <text:p text:style-name="P13">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3">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3">stderr()</text:p>
      <text:p text:style-name="Text_20_body_20_with_20_1st_20_line_20_indent">Returns the file handle for the standard error stream, which can then be used with the <text:soft-page-break/>write/writestring/writeline/writelines functions.</text:p>
      <text:p text:style-name="Text_20_body_20_with_20_1st_20_line_20_indent"/>
      <text:p text:style-name="P13">flush( file )</text:p>
      <text:p text:style-name="Text_20_body_20_with_20_1st_20_line_20_indent">Flush the file associated with the given file handle.</text:p>
      <text:p text:style-name="Text_20_body_20_with_20_1st_20_line_20_indent"/>
      <text:p text:style-name="P13">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3">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3">readline( file )</text:p>
      <text:p text:style-name="Text_20_body_20_with_20_1st_20_line_20_indent">Read a line (up to the first newline character) from file. Returns the line as a string.</text:p>
      <text:p text:style-name="Text_20_body_20_with_20_1st_20_line_20_indent"/>
      <text:p text:style-name="P13">readlines( file )</text:p>
      <text:p text:style-name="Text_20_body_20_with_20_1st_20_line_20_indent">Read the entire file as a sequence of lines. Returns the lines as a vector of strings.</text:p>
      <text:p text:style-name="Text_20_body_20_with_20_1st_20_line_20_indent"/>
      <text:p text:style-name="P13">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3">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3">writeline( file, line )</text:p>
      <text:p text:style-name="Text_20_body_20_with_20_1st_20_line_20_indent">Write the string 'line' to the file associated with the given file handle.</text:p>
      <text:p text:style-name="Text_20_body_20_with_20_1st_20_line_20_indent"/>
      <text:p text:style-name="P13">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3">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text:soft-page-break/>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3">tell( file )</text:p>
      <text:p text:style-name="Text_20_body_20_with_20_1st_20_line_20_indent">Return the current position in the file associated with the given file handle.</text:p>
      <text:p text:style-name="Text_20_body_20_with_20_1st_20_line_20_indent"/>
      <text:p text:style-name="P13">exit( value = 0 )</text:p>
      <text:p text:style-name="Text_20_body_20_with_20_1st_20_line_20_indent">Cause the program to immediately exit and return 'value' to the operating system.</text:p>
      <text:p text:style-name="Text_20_body_20_with_20_1st_20_line_20_indent"/>
      <text:p text:style-name="P13">range( start, end <text:span text:style-name="T1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5">If 'end' is -1, the range starts at zero and ends at 'start'.</text:span></text:p>
      <text:p text:style-name="Text_20_body_20_with_20_1st_20_line_20_indent"/>
      <text:p text:style-name="P13">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3">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3">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1">must</text:span> be checked after each function call if it is necessary to act on errors. Note this function does not cause an early return or any other side effects, it <text:span text:style-name="T11">only</text:span> sets the flag and data object.</text:p>
      <text:p text:style-name="Text_20_body_20_with_20_1st_20_line_20_indent"/>
      <text:p text:style-name="P13">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3">geterror()</text:p>
      <text:p text:style-name="Text_20_body_20_with_20_1st_20_line_20_indent">Returns the global error data object, or null if no error occurred in the last function call.</text:p>
      <text:p text:style-name="Text_20_body_20_with_20_1st_20_line_20_indent"/>
      <text:p text:style-name="P13"><text:soft-page-break/>importmodule( module_name )</text:p>
      <text:p text:style-name="Text_20_body_20_with_20_1st_20_line_20_indent">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3">length()</text:p>
      <text:p text:style-name="Text_20_body_20_with_20_1st_20_line_20_indent">Returns the number of key-value pairs in the map.</text:p>
      <text:p text:style-name="Text_20_body_20_with_20_1st_20_line_20_indent"/>
      <text:p text:style-name="P13">copy()</text:p>
      <text:p text:style-name="Text_20_body_20_with_20_1st_20_line_20_indent">Returns a (shallow) copy of the map.</text:p>
      <text:p text:style-name="Text_20_body_20_with_20_1st_20_line_20_indent"/>
      <text:p text:style-name="P13">remove( key )</text:p>
      <text:p text:style-name="Text_20_body_20_with_20_1st_20_line_20_indent">Removes the key-value pair indexed by 'key'.</text:p>
      <text:p text:style-name="Text_20_body_20_with_20_1st_20_line_20_indent"/>
      <text:p text:style-name="P13">find( key )</text:p>
      <text:p text:style-name="Text_20_body_20_with_20_1st_20_line_20_indent">Returns the value associated with 'key' if it is found in the map, null if it is not.</text:p>
      <text:p text:style-name="Text_20_body_20_with_20_1st_20_line_20_indent"/>
      <text:p text:style-name="P13">keys()</text:p>
      <text:p text:style-name="Text_20_body_20_with_20_1st_20_line_20_indent">Returns the keys of all the key-value pairs in the map, as a vector.</text:p>
      <text:p text:style-name="Text_20_body_20_with_20_1st_20_line_20_indent"/>
      <text:p text:style-name="P13">values()</text:p>
      <text:p text:style-name="Text_20_body_20_with_20_1st_20_line_20_indent">Returns the values of all the key-value pairs in the map, as a vector.</text:p>
      <text:p text:style-name="Text_20_body_20_with_20_1st_20_line_20_indent"/>
      <text:p text:style-name="P13">merge( other )</text:p>
      <text:p text:style-name="Text_20_body_20_with_20_1st_20_line_20_indent">Merges all the items in the map 'other' into this map.</text:p>
      <text:p text:style-name="Text_20_body_20_with_20_1st_20_line_20_indent"/>
      <text:p text:style-name="P13">rewind()</text:p>
      <text:p text:style-name="Text_20_body_20_with_20_1st_20_line_20_indent">Rewinds the current position to the first element in the map. See section 5.6 on the 'enumeration interface'. </text:p>
      <text:p text:style-name="Text_20_body_20_with_20_1st_20_line_20_indent"/>
      <text:p text:style-name="P13">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3">append( item )</text:p>
      <text:p text:style-name="Text_20_body_20_with_20_1st_20_line_20_indent">Appends an item to the vector.</text:p>
      <text:p text:style-name="Text_20_body_20_with_20_1st_20_line_20_indent"/>
      <text:p text:style-name="P13">length()</text:p>
      <text:p text:style-name="Text_20_body_20_with_20_1st_20_line_20_indent">Returns the number of items in the vector.</text:p>
      <text:p text:style-name="Text_20_body_20_with_20_1st_20_line_20_indent"/>
      <text:p text:style-name="P13">copy()</text:p>
      <text:p text:style-name="Text_20_body_20_with_20_1st_20_line_20_indent">Returns a (shallow) copy of the vector.</text:p>
      <text:p text:style-name="Text_20_body_20_with_20_1st_20_line_20_indent"/>
      <text:p text:style-name="P13">concat( other )</text:p>
      <text:p text:style-name="Text_20_body_20_with_20_1st_20_line_20_indent">Concatenates the contents of the vector 'other' onto the end of this vector.</text:p>
      <text:p text:style-name="Text_20_body_20_with_20_1st_20_line_20_indent"/>
      <text:p text:style-name="P13">min()</text:p>
      <text:p text:style-name="Text_20_body_20_with_20_1st_20_line_20_indent">Returns the smallest item in this vector.</text:p>
      <text:p text:style-name="Text_20_body_20_with_20_1st_20_line_20_indent"/>
      <text:p text:style-name="P13">max()</text:p>
      <text:p text:style-name="Text_20_body_20_with_20_1st_20_line_20_indent">Returns the largest item in this vector.</text:p>
      <text:p text:style-name="Text_20_body_20_with_20_1st_20_line_20_indent"/>
      <text:p text:style-name="P13">pop()</text:p>
      <text:p text:style-name="Text_20_body_20_with_20_1st_20_line_20_indent">Removes the last item from this vector.</text:p>
      <text:p text:style-name="Text_20_body_20_with_20_1st_20_line_20_indent"/>
      <text:p text:style-name="P13">insert( position, value )</text:p>
      <text:p text:style-name="Text_20_body_20_with_20_1st_20_line_20_indent">Inserts the item 'value' into this vector at position 'position'.</text:p>
      <text:p text:style-name="Text_20_body_20_with_20_1st_20_line_20_indent"/>
      <text:p text:style-name="P13">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3">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3">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3">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3">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3">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3">map( function, <text:span text:style-name="T13">obj = null</text:span> )</text:p>
      <text:p text:style-name="P10">Applies the single-parameter deva function 'function' to each element in the vector and returns a vector containing all the results (in the same order). <text:span text:style-name="T13">If t</text:span>he 'function' argument <text:span text:style-name="T13">is a method, the object on which the method is to be called ('self') must be passed in as the second argument (“obj”).</text:span></text:p>
      <text:p text:style-name="P13"/>
      <text:p text:style-name="P13">filter( function, <text:span text:style-name="T12">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3">If t</text:span>he 'function' argument <text:span text:style-name="T13">is a method, the object on which the method is to be called ('self') must be passed in as the second argument (“obj”).</text:span></text:p>
      <text:p text:style-name="P13"/>
      <text:p text:style-name="P13">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3">If t</text:span>he 'function' argument <text:span text:style-name="T13">is a method, the object on which the method is to be called ('self') must be passed in as the second argument (“obj”).</text:span></text:p>
      <text:p text:style-name="P7"/>
      <text:p text:style-name="P13">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4"> guaranteed that 'function' will be called for every element in the vector.</text:span> </text:p>
      <text:p text:style-name="P9"><text:span text:style-name="T13">If t</text:span>he 'function' argument <text:span text:style-name="T13">is a method, the object on which the method is to be called ('self') must be </text:span><text:span text:style-name="T13">passed in as the second argument (“obj”).</text:span></text:p>
      <text:p text:style-name="P13"><text:soft-page-break/></text:p>
      <text:p text:style-name="P13">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4"> guaranteed that 'function' will be called for every </text:span><text:span text:style-name="T4">element in the vector.</text:span></text:p>
      <text:p text:style-name="P9"><text:span text:style-name="T13">If t</text:span>he 'function' argument <text:span text:style-name="T13">is a method, the object on which the method is to be called ('self') must be passed in as the second argument (“obj”).</text:span></text:p>
      <text:p text:style-name="P8"/>
      <text:p text:style-name="P13">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3">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3">rewind()</text:p>
      <text:p text:style-name="Text_20_body_20_with_20_1st_20_line_20_indent">Rewinds the current position to the first element in the vector. See section 5.6 on the 'enumeration interface'. </text:p>
      <text:p text:style-name="Text_20_body_20_with_20_1st_20_line_20_indent"/>
      <text:p text:style-name="P13">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3">concat( s )</text:p>
      <text:p text:style-name="Text_20_body_20_with_20_1st_20_line_20_indent">Concatenates the string 's' onto this string and returns the result.</text:p>
      <text:p text:style-name="Text_20_body_20_with_20_1st_20_line_20_indent"/>
      <text:p text:style-name="P13">length()</text:p>
      <text:p text:style-name="Text_20_body_20_with_20_1st_20_line_20_indent">Returns the length of this string.</text:p>
      <text:p text:style-name="Text_20_body_20_with_20_1st_20_line_20_indent"/>
      <text:p text:style-name="P13"><text:soft-page-break/>copy()</text:p>
      <text:p text:style-name="Text_20_body_20_with_20_1st_20_line_20_indent">Returns a copy of this string.</text:p>
      <text:p text:style-name="Text_20_body_20_with_20_1st_20_line_20_indent"/>
      <text:p text:style-name="P13">insert( position, s )</text:p>
      <text:p text:style-name="Text_20_body_20_with_20_1st_20_line_20_indent">Inserts the string 's' at 'position'.</text:p>
      <text:p text:style-name="Text_20_body_20_with_20_1st_20_line_20_indent"/>
      <text:p text:style-name="P13">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3">find( s, start = 0, <text:span text:style-name="T16">length</text:span> = -1 )</text:p>
      <text:p text:style-name="Text_20_body_20_with_20_1st_20_line_20_indent">Finds the next occurrence of the <text:span text:style-name="T16">sub</text:span>string 's', <text:span text:style-name="T16">of length 'length'</text:span>, starting at <text:span text:style-name="T16">position </text:span>'start'. <text:span text:style-name="T16">R</text:span>eturns its index if it is found or null if not. A <text:span text:style-name="T16">'length'</text:span> of negative one <text:span text:style-name="T16">indica</text:span>tes <text:span text:style-name="T16">a search for </text:span>the entire <text:span text:style-name="T16">sub</text:span>string.</text:p>
      <text:p text:style-name="Text_20_body_20_with_20_1st_20_line_20_indent"/>
      <text:p text:style-name="P13">rfind( s, start = 0, <text:span text:style-name="T16">length</text:span> = -1 )</text:p>
      <text:p text:style-name="Text_20_body_20_with_20_1st_20_line_20_indent">Finds the next occurrence of the <text:span text:style-name="T16">sub</text:span>string 's' <text:span text:style-name="T16">of length 'length'</text:span>, starting at '<text:span text:style-name="T16">start</text:span>', in reverse order. Returns its index if it is found or null if not.. A <text:span text:style-name="T16">'length'</text:span> of negative one <text:span text:style-name="T16">indicates a search for</text:span> the entire <text:span text:style-name="T16">sub</text:span>string.</text:p>
      <text:p text:style-name="Text_20_body_20_with_20_1st_20_line_20_indent"/>
      <text:p text:style-name="P13">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3">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3">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3">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3">lstrip( chars = “ \n\t” )</text:p>
      <text:p text:style-name="Text_20_body_20_with_20_1st_20_line_20_indent">Strips occurrences of the characters in the string 'chars' from the left end of the string and returns the resulting string.</text:p>
      <text:p text:style-name="Text_20_body_20_with_20_1st_20_line_20_indent"><text:soft-page-break/></text:p>
      <text:p text:style-name="P13">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3">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3">replace( s, replacement_s )</text:p>
      <text:p text:style-name="Text_20_body_20_with_20_1st_20_line_20_indent">Replaces instances of the string 's' with 'replacement_s' and returns the resulting string.</text:p>
      <text:p text:style-name="Text_20_body_20_with_20_1st_20_line_20_indent"/>
      <text:p text:style-name="P13">upper()</text:p>
      <text:p text:style-name="Text_20_body_20_with_20_1st_20_line_20_indent">Converts all the characters to upper-case and returns the result.</text:p>
      <text:p text:style-name="Text_20_body_20_with_20_1st_20_line_20_indent"/>
      <text:p text:style-name="P13">lower()</text:p>
      <text:p text:style-name="Text_20_body_20_with_20_1st_20_line_20_indent">Converts all the characters to lower-case and returns the result.</text:p>
      <text:p text:style-name="Text_20_body_20_with_20_1st_20_line_20_indent"/>
      <text:p text:style-name="P13">isalphanum()</text:p>
      <text:p text:style-name="Text_20_body_20_with_20_1st_20_line_20_indent">Returns true if the string contains only alpha-numeric characters, false otherwise.</text:p>
      <text:p text:style-name="Text_20_body_20_with_20_1st_20_line_20_indent"><text:s/></text:p>
      <text:p text:style-name="P13">isalpha()</text:p>
      <text:p text:style-name="Text_20_body_20_with_20_1st_20_line_20_indent">Returns true if the string contains only alphabetic characters, false otherwise.</text:p>
      <text:p text:style-name="Text_20_body_20_with_20_1st_20_line_20_indent"/>
      <text:p text:style-name="P13">isdigit()</text:p>
      <text:p text:style-name="Text_20_body_20_with_20_1st_20_line_20_indent">Returns true if the string contains only decimal (base-10) digit characters, false otherwise.</text:p>
      <text:p text:style-name="P7"/>
      <text:p text:style-name="P13">islower()</text:p>
      <text:p text:style-name="Text_20_body_20_with_20_1st_20_line_20_indent">Returns true if the string contains only lower-case characters, false otherwise.</text:p>
      <text:p text:style-name="Text_20_body_20_with_20_1st_20_line_20_indent"/>
      <text:p text:style-name="P13">isupper()</text:p>
      <text:p text:style-name="Text_20_body_20_with_20_1st_20_line_20_indent">Returns true if the string contains only upper-case characters, false otherwise.</text:p>
      <text:p text:style-name="Text_20_body_20_with_20_1st_20_line_20_indent"/>
      <text:p text:style-name="P13">isspace()</text:p>
      <text:p text:style-name="Text_20_body_20_with_20_1st_20_line_20_indent"><text:soft-page-break/>Returns true if the string contains only whitespace characters, false otherwise.</text:p>
      <text:p text:style-name="Text_20_body_20_with_20_1st_20_line_20_indent"/>
      <text:p text:style-name="P13">ispunct()</text:p>
      <text:p text:style-name="Text_20_body_20_with_20_1st_20_line_20_indent">Returns true if the string contains only punctuation characters, false otherwise.</text:p>
      <text:p text:style-name="Text_20_body_20_with_20_1st_20_line_20_indent"/>
      <text:p text:style-name="P13">iscntrl()</text:p>
      <text:p text:style-name="Text_20_body_20_with_20_1st_20_line_20_indent">Returns true if the string contains only control characters, false otherwise.</text:p>
      <text:p text:style-name="Text_20_body_20_with_20_1st_20_line_20_indent"/>
      <text:p text:style-name="P13">isprint()</text:p>
      <text:p text:style-name="Text_20_body_20_with_20_1st_20_line_20_indent">Returns true if the string contains only printable characters, false otherwise.</text:p>
      <text:p text:style-name="Text_20_body_20_with_20_1st_20_line_20_indent"/>
      <text:p text:style-name="P13">isxdigit()</text:p>
      <text:p text:style-name="Text_20_body_20_with_20_1st_20_line_20_indent">Returns true if the string contains only hexadecimal (base-16) digit characters, false otherwise.</text:p>
      <text:p text:style-name="Text_20_body_20_with_20_1st_20_line_20_indent"/>
      <text:p text:style-name="P13">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3">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3">and( num1, num2 )</text:p>
      <text:p text:style-name="Text_20_body_20_with_20_1st_20_line_20_indent">Returns the result of the bit-wise “and” operation on the parameters.</text:p>
      <text:p text:style-name="Text_20_body_20_with_20_1st_20_line_20_indent"/>
      <text:p text:style-name="P13">or( num1, num2 )</text:p>
      <text:p text:style-name="Text_20_body_20_with_20_1st_20_line_20_indent">Returns the result of the bit-wise “or” operation on the parameters.</text:p>
      <text:p text:style-name="Text_20_body_20_with_20_1st_20_line_20_indent"/>
      <text:p text:style-name="P13">xor( num1, num2 )</text:p>
      <text:p text:style-name="Text_20_body_20_with_20_1st_20_line_20_indent">Returns the result of the bit-wise “xor” operation on the parameters.</text:p>
      <text:p text:style-name="Text_20_body_20_with_20_1st_20_line_20_indent"/>
      <text:p text:style-name="P13">complement( num )</text:p>
      <text:p text:style-name="Text_20_body_20_with_20_1st_20_line_20_indent"><text:soft-page-break/>Returns the bit-wise complement of the parameter.</text:p>
      <text:p text:style-name="Text_20_body_20_with_20_1st_20_line_20_indent"/>
      <text:p text:style-name="P13">shift_left( num )</text:p>
      <text:p text:style-name="Text_20_body_20_with_20_1st_20_line_20_indent">Returns the result of the bit-wise “shift left” operation on the parameter.</text:p>
      <text:p text:style-name="Text_20_body_20_with_20_1st_20_line_20_indent"/>
      <text:p text:style-name="P13">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3">pi()</text:p>
      <text:p text:style-name="Text_20_body_20_with_20_1st_20_line_20_indent">Returns the value of PI.</text:p>
      <text:p text:style-name="Text_20_body_20_with_20_1st_20_line_20_indent"/>
      <text:p text:style-name="P13">radians( degrees )</text:p>
      <text:p text:style-name="Text_20_body_20_with_20_1st_20_line_20_indent">Converts degrees to radians and returns the result.</text:p>
      <text:p text:style-name="Text_20_body_20_with_20_1st_20_line_20_indent"/>
      <text:p text:style-name="P13">degrees( radians )</text:p>
      <text:p text:style-name="Text_20_body_20_with_20_1st_20_line_20_indent">Converts radians to degrees and returns the result.</text:p>
      <text:p text:style-name="Text_20_body_20_with_20_1st_20_line_20_indent"/>
      <text:p text:style-name="P13">cos( theta )</text:p>
      <text:p text:style-name="P13">sin( theta )</text:p>
      <text:p text:style-name="P13">tan( theta )</text:p>
      <text:p text:style-name="P13">acos( theta )</text:p>
      <text:p text:style-name="P13">asin( theta )</text:p>
      <text:p text:style-name="P13">atan( theta )</text:p>
      <text:p text:style-name="P13">cosh( theta )</text:p>
      <text:p text:style-name="P13">sinh( theta )</text:p>
      <text:p text:style-name="P13">tanh( theta )</text:p>
      <text:p text:style-name="Text_20_body_20_with_20_1st_20_line_20_indent">Common trigonometric functions. (Note: the trig functions operate with angles in radians).</text:p>
      <text:p text:style-name="Text_20_body_20_with_20_1st_20_line_20_indent"/>
      <text:p text:style-name="P13">exp( num )</text:p>
      <text:p text:style-name="Text_20_body_20_with_20_1st_20_line_20_indent">Returns the base-e exponential function of 'num'.</text:p>
      <text:p text:style-name="Text_20_body_20_with_20_1st_20_line_20_indent"/>
      <text:p text:style-name="P13"><text:soft-page-break/>log( num )</text:p>
      <text:p text:style-name="Text_20_body_20_with_20_1st_20_line_20_indent">Returns the natural logarithm of 'num'.</text:p>
      <text:p text:style-name="Text_20_body_20_with_20_1st_20_line_20_indent"/>
      <text:p text:style-name="P13">log10( num )</text:p>
      <text:p text:style-name="Text_20_body_20_with_20_1st_20_line_20_indent">Returns the base-10 logarithm of 'num'.</text:p>
      <text:p text:style-name="Text_20_body_20_with_20_1st_20_line_20_indent"/>
      <text:p text:style-name="P13">abs( num )</text:p>
      <text:p text:style-name="Text_20_body_20_with_20_1st_20_line_20_indent">Returns the absolute value of 'num'.</text:p>
      <text:p text:style-name="Text_20_body_20_with_20_1st_20_line_20_indent"/>
      <text:p text:style-name="P13">sqrt( num )</text:p>
      <text:p text:style-name="Text_20_body_20_with_20_1st_20_line_20_indent">Returns the square root of 'num'.</text:p>
      <text:p text:style-name="Text_20_body_20_with_20_1st_20_line_20_indent"/>
      <text:p text:style-name="P13">pow( base, exponent )</text:p>
      <text:p text:style-name="Text_20_body_20_with_20_1st_20_line_20_indent">Returns 'base' raised to the power of 'exponent'.</text:p>
      <text:p text:style-name="Text_20_body_20_with_20_1st_20_line_20_indent"/>
      <text:p text:style-name="P13">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3">fmod( numerator, denominator )</text:p>
      <text:p text:style-name="Text_20_body_20_with_20_1st_20_line_20_indent">Returns the floating-point remainder of 'numerator' / 'denominator'.</text:p>
      <text:p text:style-name="Text_20_body_20_with_20_1st_20_line_20_indent"/>
      <text:p text:style-name="P13">floor( num )</text:p>
      <text:p text:style-name="Text_20_body_20_with_20_1st_20_line_20_indent">Returns the largest integral value that is not greater than 'num'.</text:p>
      <text:p text:style-name="Text_20_body_20_with_20_1st_20_line_20_indent"/>
      <text:p text:style-name="P13">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3">exec( command )</text:p>
      <text:p text:style-name="Text_20_body_20_with_20_1st_20_line_20_indent">Executes a system command and returns the return value from that command.</text:p>
      <text:p text:style-name="Text_20_body_20_with_20_1st_20_line_20_indent"/>
      <text:p text:style-name="P13"><text:soft-page-break/>getcwd()</text:p>
      <text:p text:style-name="Text_20_body_20_with_20_1st_20_line_20_indent">Returns the current working directory of the process.</text:p>
      <text:p text:style-name="Text_20_body_20_with_20_1st_20_line_20_indent"/>
      <text:p text:style-name="P13">chdir( dir )</text:p>
      <text:p text:style-name="Text_20_body_20_with_20_1st_20_line_20_indent">Changes the current working directory of the process to 'dir'.</text:p>
      <text:p text:style-name="Text_20_body_20_with_20_1st_20_line_20_indent"/>
      <text:p text:style-name="P13">splitpath( path )</text:p>
      <text:p text:style-name="Text_20_body_20_with_20_1st_20_line_20_indent">Returns a vector containing the directory and filename parts of 'path'.</text:p>
      <text:p text:style-name="Text_20_body_20_with_20_1st_20_line_20_indent"/>
      <text:p text:style-name="P13">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3">getdir( path )</text:p>
      <text:p text:style-name="Text_20_body_20_with_20_1st_20_line_20_indent">Returns the directory (“base path”) part of 'path'.</text:p>
      <text:p text:style-name="Text_20_body_20_with_20_1st_20_line_20_indent"/>
      <text:p text:style-name="P13">getfile( path )</text:p>
      <text:p text:style-name="Text_20_body_20_with_20_1st_20_line_20_indent">Returns the filename part of 'path'.</text:p>
      <text:p text:style-name="Text_20_body_20_with_20_1st_20_line_20_indent"/>
      <text:p text:style-name="P13">getext( path ) </text:p>
      <text:p text:style-name="Text_20_body_20_with_20_1st_20_line_20_indent">Returns the file extension part of 'path'. (Includes the '.').</text:p>
      <text:p text:style-name="Text_20_body_20_with_20_1st_20_line_20_indent"/>
      <text:p text:style-name="P13">exists( path ) </text:p>
      <text:p text:style-name="Text_20_body_20_with_20_1st_20_line_20_indent">Returns true if the path given by 'path' exists on disk.</text:p>
      <text:p text:style-name="Text_20_body_20_with_20_1st_20_line_20_indent"/>
      <text:p text:style-name="P13">environ()</text:p>
      <text:p text:style-name="Text_20_body_20_with_20_1st_20_line_20_indent">Returns a map containing the system environment variables as name:value pairs.</text:p>
      <text:p text:style-name="Text_20_body_20_with_20_1st_20_line_20_indent"/>
      <text:p text:style-name="P13">getenv( name )</text:p>
      <text:p text:style-name="Text_20_body_20_with_20_1st_20_line_20_indent">Returns the value of the environment variable 'name'.</text:p>
      <text:p text:style-name="Text_20_body_20_with_20_1st_20_line_20_indent"/>
      <text:p text:style-name="P13">argv()</text:p>
      <text:p text:style-name="Text_20_body_20_with_20_1st_20_line_20_indent">Returns a vector containing the parameters that were passed to deva (excluding the deva execution program).</text:p>
      <text:p text:style-name="Text_20_body_20_with_20_1st_20_line_20_indent"/>
      <text:p text:style-name="P13">dirwalk( dir, recurse = true )</text:p>
      <text:p text:style-name="Text_20_body_20_with_20_1st_20_line_20_indent"><text:soft-page-break/>Returns a vector containing all the files in 'dir'. The 'recurse' flag indicates whether or not sub-directories should be recursively walked as well.</text:p>
      <text:p text:style-name="Text_20_body_20_with_20_1st_20_line_20_indent"/>
      <text:p text:style-name="P13">isdir( path )</text:p>
      <text:p text:style-name="Text_20_body_20_with_20_1st_20_line_20_indent">Returns true if 'path' is a directory, false otherwise.</text:p>
      <text:p text:style-name="Text_20_body_20_with_20_1st_20_line_20_indent"/>
      <text:p text:style-name="P13">isfile( path )</text:p>
      <text:p text:style-name="Text_20_body_20_with_20_1st_20_line_20_indent">Returns true if 'path' is a regular file, false otherwise.</text:p>
      <text:p text:style-name="Text_20_body_20_with_20_1st_20_line_20_indent"/>
      <text:p text:style-name="P13">sep()</text:p>
      <text:p text:style-name="Text_20_body_20_with_20_1st_20_line_20_indent">Returns the string that represents the directory separator for the operating system.e.g. “/” on Posix/Unix systems.</text:p>
      <text:p text:style-name="Text_20_body_20_with_20_1st_20_line_20_indent"/>
      <text:p text:style-name="P13">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3">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3">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3">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3"><text:soft-page-break/></text:p>
      <text:p text:style-name="P13">compile( regex_str )</text:p>
      <text:p text:style-name="Text_20_body_20_with_20_1st_20_line_20_indent">Compiles the regular expression 'regex_str' and returns a regex object.</text:p>
      <text:p text:style-name="Text_20_body_20_with_20_1st_20_line_20_indent"/>
      <text:p text:style-name="P13">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4">regexp = _re.compile( "(\w+)\W+(\w+)" );</text:p>
      <text:p text:style-name="P14">matches = _re.search( regexp, "@abc def--" );</text:p>
      <text:p text:style-name="P14">print( matches );</text:p>
      <text:p text:style-name="Text_20_body_20_with_20_1st_20_line_20_indent"/>
      <text:p text:style-name="Text_20_body_20_with_20_1st_20_line_20_indent">Produces the output:</text:p>
      <text:p text:style-name="P14">[{end:8, start:1, str:abc def}, {end:4, start:1, str:abc}, {end:8, start:5, str:def}] </text:p>
      <text:p text:style-name="Text_20_body_20_with_20_1st_20_line_20_indent"/>
      <text:p text:style-name="P13">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3">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3">delete( regex )</text:p>
      <text:p text:style-name="Text_20_body_20_with_20_1st_20_line_20_indent">Deletes the regex object 'regex' and returns resources to the operating system. <text:span text:style-name="T8">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text:soft-page-break/>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3">escape( s )</text:p>
      <text:p text:style-name="Text_20_body_20_with_20_1st_20_line_20_indent">Returns the string 's' with all the regular expression special characters escaped.</text:p>
      <text:p text:style-name="Text_20_body_20_with_20_1st_20_line_20_indent"/>
      <text:p text:style-name="P13">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6">new( pattern )</text:p>
      <text:p text:style-name="P15">The constructor for the re class takes a pattern as its parameter and compiles a regular expression object from this pattern.</text:p>
      <text:p text:style-name="Text_20_body_20_with_20_1st_20_line_20_indent"/>
      <text:p text:style-name="P16">delete()</text:p>
      <text:p text:style-name="P15">The destructor for the re class frees the internal regular expression object automatically.</text:p>
      <text:p text:style-name="P15"/>
      <text:p text:style-name="P16">match( input )</text:p>
      <text:p text:style-name="P15">Matches the regular expression for the entire string 'input'. Returns a vector of matches. See '_re.match' for details.</text:p>
      <text:p text:style-name="Text_20_body_20_with_20_1st_20_line_20_indent"/>
      <text:p text:style-name="P16">search( input )</text:p>
      <text:p text:style-name="P15">Searches the regular expression anywhere in the string 'input' for matches. Returns a vector of matches. See '_re.search' for details.</text:p>
      <text:p text:style-name="Text_20_body_20_with_20_1st_20_line_20_indent"/>
      <text:p text:style-name="P16">replace( input, format )</text:p>
      <text:p text:style-name="P15">Returns the string resulting from replacing in the string 'input' using the format-string 'format'. See '_re.replace' for details.</text:p>
      <text:p text:style-name="P15"/>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text:soft-page-break/>code and utilizes the 're' module.</text:p>
      <text:p text:style-name="Text_20_body_20_with_20_1st_20_line_20_indent"/>
      <text:p text:style-name="P13">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6" text:outline-level="2">8 Sample deva code</text:h>
      <text:h text:style-name="P30" text:outline-level="3">8.1 bubble sort</text:h>
      <text:p text:style-name="P14"/>
      <text:p text:style-name="P14"># bubble sort the vector 'a'</text:p>
      <text:p text:style-name="P14">def bubble_sort( a )</text:p>
      <text:p text:style-name="P14">{</text:p>
      <text:p text:style-name="P14"><text:tab/>local len = length( a );</text:p>
      <text:p text:style-name="P14"><text:tab/>local swap = true;</text:p>
      <text:p text:style-name="P14"><text:tab/>while( swap )</text:p>
      <text:p text:style-name="P14"><text:tab/>{</text:p>
      <text:p text:style-name="P14"><text:tab/><text:tab/>local swap = false;</text:p>
      <text:p text:style-name="P14"><text:tab/><text:tab/>local i = len-1;</text:p>
      <text:p text:style-name="P14"><text:tab/><text:tab/>while( i &gt;= 0 )</text:p>
      <text:p text:style-name="P14"><text:tab/><text:tab/>{</text:p>
      <text:p text:style-name="P14"><text:tab/><text:tab/><text:tab/>local j = 1;</text:p>
      <text:p text:style-name="P14"><text:tab/><text:tab/><text:tab/>while( j &lt;= i )</text:p>
      <text:p text:style-name="P14"><text:tab/><text:tab/><text:tab/>{</text:p>
      <text:p text:style-name="P14"><text:tab/><text:tab/><text:tab/><text:tab/>if( a[j-1] &gt; a[j] )</text:p>
      <text:p text:style-name="P14"><text:tab/><text:tab/><text:tab/><text:tab/>{</text:p>
      <text:p text:style-name="P14"><text:tab/><text:tab/><text:tab/><text:tab/><text:tab/>temp = a[j-1];</text:p>
      <text:p text:style-name="P14"><text:tab/><text:tab/><text:tab/><text:tab/><text:tab/>a[j-1] = a[j];</text:p>
      <text:p text:style-name="P14"><text:tab/><text:tab/><text:tab/><text:tab/><text:tab/>a[j] = temp;</text:p>
      <text:p text:style-name="P14"><text:tab/><text:tab/><text:tab/><text:tab/><text:tab/>swap = true;</text:p>
      <text:p text:style-name="P14"><text:tab/><text:tab/><text:tab/><text:tab/>}</text:p>
      <text:p text:style-name="P14"><text:tab/><text:tab/><text:tab/><text:tab/>j = j + 1;</text:p>
      <text:p text:style-name="P14"><text:tab/><text:tab/><text:tab/>}</text:p>
      <text:p text:style-name="P14"><text:tab/><text:tab/><text:tab/>i = i - 1;</text:p>
      <text:p text:style-name="P14"><text:tab/><text:tab/>}</text:p>
      <text:p text:style-name="P14"><text:tab/>}</text:p>
      <text:p text:style-name="P14"><text:tab/>return a;</text:p>
      <text:p text:style-name="P14"><text:soft-page-break/>}</text:p>
      <text:p text:style-name="P14"/>
      <text:p text:style-name="P14"># given a vector 'l', one could:</text:p>
      <text:p text:style-name="P14"># sort the array</text:p>
      <text:p text:style-name="P14">n = bubble_sort( l );</text:p>
      <text:p text:style-name="P14"># print it</text:p>
      <text:p text:style-name="P14">for( i in l )</text:p>
      <text:p text:style-name="P14">{</text:p>
      <text:p text:style-name="P14"><text:tab/>print( i );</text:p>
      <text:p text:style-name="P14">}</text:p>
      <text:p text:style-name="P14"># one could also print it simply using:</text:p>
      <text:p text:style-name="P14">#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soft-page-break/>}</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18">local code = </text:span>eval( "def foo(){ print( \"foobar\" ); }" );</text:p>
      <text:p text:style-name="fixed"><text:span text:style-name="T18">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soft-page-break/><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soft-page-break/>{</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soft-page-break/><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0T15:22:46</dc:date>
    <meta:editing-duration>PT367H38M19S</meta:editing-duration>
    <meta:editing-cycles>117</meta:editing-cycles>
    <meta:generator>OpenOffice.org/3.2$Unix OpenOffice.org_project/320m19$Build-9505</meta:generator>
    <meta:document-statistic meta:table-count="0" meta:image-count="0" meta:object-count="0" meta:page-count="37" meta:paragraph-count="783" meta:word-count="9905" meta:character-count="57110"/>
    <meta:user-defined meta:name="Info 1"/>
    <meta:user-defined meta:name="Info 2"/>
    <meta:user-defined meta:name="Info 3"/>
    <meta:user-defined meta:name="Info 4"/>
  </office:meta>
</office:document-meta>
</file>